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ff3333"/>
    </style:style>
    <style:style style:name="ce11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ackground-color="#ff3333"/>
    </style:style>
    <style:style style:name="ce15" style:family="table-cell" style:parent-style-name="Default" style:data-style-name="N104">
      <style:table-cell-properties fo:background-color="#ffff00"/>
    </style:style>
    <style:style style:name="ce16" style:family="table-cell" style:parent-style-name="Default" style:data-style-name="N104">
      <style:table-cell-properties fo:background-color="#81d41a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 style:data-style-name="N104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5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Opening Balance</text:p>
          </table:table-cell>
          <table:table-cell table:style-name="ce4" office:value-type="string" calcext:value-type="string">
            <text:p>Deposits</text:p>
          </table:table-cell>
          <table:table-cell table:style-name="ce4" office:value-type="string" calcext:value-type="string">
            <text:p>Withdrawal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Closing Balance</text:p>
          </table:table-cell>
          <table:table-cell table:style-name="ce7" table:number-columns-repeated="1018"/>
        </table:table-row>
        <table:table-row table:style-name="ro2">
          <table:table-cell office:value-type="date" office:date-value="2017-10-10" calcext:value-type="date">
            <text:p>10/10/2017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11669.5" calcext:value-type="currency">
            <text:p>$211,669.50</text:p>
          </table:table-cell>
          <table:table-cell table:number-columns-repeated="2"/>
          <table:table-cell office:value-type="currency" office:currency="USD" office:value="211669.5" calcext:value-type="currency">
            <text:p>$211,669.50</text:p>
          </table:table-cell>
          <table:table-cell table:number-columns-repeated="1018"/>
        </table:table-row>
        <table:table-row table:style-name="ro2">
          <table:table-cell office:value-type="date" office:date-value="2017-10-16" calcext:value-type="date">
            <text:p>10/16/2017</text:p>
          </table:table-cell>
          <table:table-cell table:number-columns-repeated="2"/>
          <table:table-cell office:value-type="currency" office:currency="USD" office:value="-2300" calcext:value-type="currency">
            <text:p>-$2,300.00</text:p>
          </table:table-cell>
          <table:table-cell/>
          <table:table-cell office:value-type="currency" office:currency="USD" office:value="209369.5" calcext:value-type="currency">
            <text:p>$209,369.50</text:p>
          </table:table-cell>
          <table:table-cell table:number-columns-repeated="1018"/>
        </table:table-row>
        <table:table-row table:style-name="ro2">
          <table:table-cell office:value-type="date" office:date-value="2024-10-24" calcext:value-type="date">
            <text:p>10/24/2024</text:p>
          </table:table-cell>
          <table:table-cell table:number-columns-repeated="3"/>
          <table:table-cell office:value-type="currency" office:currency="USD" office:value="0.85" calcext:value-type="currency">
            <text:p>$0.85</text:p>
          </table:table-cell>
          <table:table-cell office:value-type="currency" office:currency="USD" office:value="209370.35" calcext:value-type="currency">
            <text:p>$209,370.3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4-11-22" calcext:value-type="date">
            <text:p>11/22/2024</text:p>
          </table:table-cell>
          <table:table-cell office:value-type="currency" office:currency="USD" office:value="209370.35" calcext:value-type="currency">
            <text:p>$209,370.35</text:p>
          </table:table-cell>
          <table:table-cell table:number-columns-repeated="2"/>
          <table:table-cell office:value-type="currency" office:currency="USD" office:value="1.64" calcext:value-type="currency">
            <text:p>$1.64</text:p>
          </table:table-cell>
          <table:table-cell office:value-type="currency" office:currency="USD" office:value="209317.99" calcext:value-type="currency">
            <text:p>$209,317.9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ecember</text:p>
          </table:table-cell>
          <table:table-cell table:style-name="ce6" table:number-columns-repeated="5"/>
          <table:table-cell/>
          <table:table-cell table:style-name="ce5"/>
          <table:table-cell table:number-columns-repeated="1016"/>
        </table:table-row>
        <table:table-row table:style-name="ro2">
          <table:table-cell table:style-name="ce11"/>
          <table:table-cell table:style-name="ce15" table:number-columns-repeated="2"/>
          <table:table-cell table:style-name="ce15" table:formula="of:=SUM([.D2:.D8])" office:value-type="currency" office:currency="USD" office:value="-2300" calcext:value-type="currency">
            <text:p>-$2,300.00</text:p>
          </table:table-cell>
          <table:table-cell table:style-name="ce15" table:formula="of:=SUM([.E2:.E8])" office:value-type="currency" office:currency="USD" office:value="2.49" calcext:value-type="currency">
            <text:p>$2.49</text:p>
          </table:table-cell>
          <table:table-cell table:style-name="ce15" table:formula="of:=[.D9]/2" office:value-type="currency" office:currency="USD" office:value="-1150" calcext:value-type="currency">
            <text:p>-$1,150.00</text:p>
          </table:table-cell>
          <table:table-cell table:style-name="ce18"/>
          <table:table-cell table:style-name="ce20"/>
          <table:table-cell table:style-name="ce18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1-12" calcext:value-type="date">
            <text:p>01/12/2018</text:p>
          </table:table-cell>
          <table:table-cell office:value-type="currency" office:currency="USD" office:value="203981.02" calcext:value-type="currency">
            <text:p>$203,981.02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office:value-type="currency" office:currency="USD" office:value="198982.02" calcext:value-type="currency">
            <text:p>$198,982.02</text:p>
          </table:table-cell>
          <table:table-cell table:number-columns-repeated="1018"/>
        </table:table-row>
        <table:table-row table:style-name="ro2">
          <table:table-cell office:value-type="date" office:date-value="2018-01-24" calcext:value-type="date">
            <text:p>01/24/2018</text:p>
          </table:table-cell>
          <table:table-cell table:number-columns-repeated="3"/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198982.82" calcext:value-type="currency">
            <text:p>$198,982.8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2-13" calcext:value-type="date">
            <text:p>02/13/2018</text:p>
          </table:table-cell>
          <table:table-cell office:value-type="currency" office:currency="USD" office:value="198982.82" calcext:value-type="currency">
            <text:p>$198,982.82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4]+SUM([.C14:.E14])" office:value-type="currency" office:currency="USD" office:value="193982.82" calcext:value-type="currency">
            <text:p>$193,982.82</text:p>
          </table:table-cell>
          <table:table-cell table:number-columns-repeated="1018"/>
        </table:table-row>
        <table:table-row table:style-name="ro2">
          <table:table-cell office:value-type="date" office:date-value="2018-02-23" calcext:value-type="date">
            <text:p>02/23/2018</text:p>
          </table:table-cell>
          <table:table-cell table:number-columns-repeated="3"/>
          <table:table-cell office:value-type="currency" office:currency="USD" office:value="1.6" calcext:value-type="currency">
            <text:p>$1.60</text:p>
          </table:table-cell>
          <table:table-cell table:formula="of:=[.F14]+[.E15]" office:value-type="currency" office:currency="USD" office:value="193984.42" calcext:value-type="currency">
            <text:p>$193,984.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arch</text:p>
          </table:table-cell>
          <table:table-cell table:style-name="ce16" table:formula="of:=[.F15]" office:value-type="currency" office:currency="USD" office:value="193984.42" calcext:value-type="currency">
            <text:p>$193,984.42</text:p>
          </table:table-cell>
          <table:table-cell table:style-name="ce16" table:number-columns-repeated="2"/>
          <table:table-cell table:style-name="ce16" table:formula="of:=[.F17]-[.B17]" office:value-type="currency" office:currency="USD" office:value="1.40999999997439" calcext:value-type="currency">
            <text:p>$1.41</text:p>
          </table:table-cell>
          <table:table-cell table:style-name="ce16" office:value-type="currency" office:currency="USD" office:value="193985.83" calcext:value-type="currency">
            <text:p>$193,985.83</text:p>
          </table:table-cell>
          <table:table-cell table:style-name="ce1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4-10" calcext:value-type="date">
            <text:p>04/10/2018</text:p>
          </table:table-cell>
          <table:table-cell office:value-type="currency" office:currency="USD" office:value="193985.83" calcext:value-type="currency">
            <text:p>$193,985.83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9]+SUM([.C19:.E19])" office:value-type="currency" office:currency="USD" office:value="188985.83" calcext:value-type="currency">
            <text:p>$188,985.83</text:p>
          </table:table-cell>
          <table:table-cell table:number-columns-repeated="1018"/>
        </table:table-row>
        <table:table-row table:style-name="ro2">
          <table:table-cell office:value-type="date" office:date-value="2018-04-23" calcext:value-type="date">
            <text:p>04/23/2018</text:p>
          </table:table-cell>
          <table:table-cell table:number-columns-repeated="3"/>
          <table:table-cell office:value-type="currency" office:currency="USD" office:value="1.66" calcext:value-type="currency">
            <text:p>$1.66</text:p>
          </table:table-cell>
          <table:table-cell table:formula="of:=[.F19]+[.E20]" office:value-type="currency" office:currency="USD" office:value="188987.49" calcext:value-type="currency">
            <text:p>$188,987.4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5-21" calcext:value-type="date">
            <text:p>05/21/2018</text:p>
          </table:table-cell>
          <table:table-cell office:value-type="currency" office:currency="USD" office:value="188987.49" calcext:value-type="currency">
            <text:p>$188,987.49</text:p>
          </table:table-cell>
          <table:table-cell/>
          <table:table-cell office:value-type="currency" office:currency="USD" office:value="-3000" calcext:value-type="currency">
            <text:p>-$3,000.00</text:p>
          </table:table-cell>
          <table:table-cell/>
          <table:table-cell table:formula="of:=[.B22]+SUM([.C22:.E22])" office:value-type="currency" office:currency="USD" office:value="185987.49" calcext:value-type="currency">
            <text:p>$185,987.49</text:p>
          </table:table-cell>
          <table:table-cell table:number-columns-repeated="1018"/>
        </table:table-row>
        <table:table-row table:style-name="ro2">
          <table:table-cell office:value-type="date" office:date-value="2024-05-22" calcext:value-type="date">
            <text:p>05/22/2024</text:p>
          </table:table-cell>
          <table:table-cell table:number-columns-repeated="3"/>
          <table:table-cell office:value-type="currency" office:currency="USD" office:value="1.48" calcext:value-type="currency">
            <text:p>$1.48</text:p>
          </table:table-cell>
          <table:table-cell table:formula="of:=[.F22]+SUM([.C23:.E23])" office:value-type="currency" office:currency="USD" office:value="185988.97" calcext:value-type="currency">
            <text:p>$185,988.9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currency" office:currency="USD" office:value="1.56" calcext:value-type="currency">
            <text:p>$1.56</text:p>
          </table:table-cell>
          <table:table-cell table:formula="of:=[.F23]+SUM([.C24:.E24])" office:value-type="currency" office:currency="USD" office:value="185990.53" calcext:value-type="currency">
            <text:p>$185,990.5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6-22" calcext:value-type="date">
            <text:p>06/22/2018</text:p>
          </table:table-cell>
          <table:table-cell office:value-type="currency" office:currency="USD" office:value="185988.97" calcext:value-type="currency">
            <text:p>$185,988.97</text:p>
          </table:table-cell>
          <table:table-cell table:number-columns-repeated="2"/>
          <table:table-cell office:value-type="currency" office:currency="USD" office:value="1.56" calcext:value-type="currency">
            <text:p>$1.56</text:p>
          </table:table-cell>
          <table:table-cell table:formula="of:=[.B26]+SUM([.C26:.E26])" office:value-type="currency" office:currency="USD" office:value="185990.53" calcext:value-type="currency">
            <text:p>$185,990.5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7-24" calcext:value-type="date">
            <text:p>07/24/2018</text:p>
          </table:table-cell>
          <table:table-cell office:value-type="currency" office:currency="USD" office:value="185990.53" calcext:value-type="currency">
            <text:p>$185,990.53</text:p>
          </table:table-cell>
          <table:table-cell table:number-columns-repeated="2"/>
          <table:table-cell office:value-type="currency" office:currency="USD" office:value="1.61" calcext:value-type="currency">
            <text:p>$1.61</text:p>
          </table:table-cell>
          <table:table-cell table:formula="of:=[.B28]+SUM([.C28:.E28])" office:value-type="currency" office:currency="USD" office:value="185992.14" calcext:value-type="currency">
            <text:p>$185,992.1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8-06" calcext:value-type="date">
            <text:p>08/06/2018</text:p>
          </table:table-cell>
          <table:table-cell office:value-type="currency" office:currency="USD" office:value="185992.14" calcext:value-type="currency">
            <text:p>$185,992.14</text:p>
          </table:table-cell>
          <table:table-cell/>
          <table:table-cell office:value-type="currency" office:currency="USD" office:value="-7500" calcext:value-type="currency">
            <text:p>-$7,500.00</text:p>
          </table:table-cell>
          <table:table-cell/>
          <table:table-cell table:formula="of:=[.B30]+SUM([.C30:.E30])" office:value-type="currency" office:currency="USD" office:value="178492.14" calcext:value-type="currency">
            <text:p>$178,492.14</text:p>
          </table:table-cell>
          <table:table-cell table:number-columns-repeated="1018"/>
        </table:table-row>
        <table:table-row table:style-name="ro2">
          <table:table-cell office:value-type="date" office:date-value="2018-08-22" calcext:value-type="date">
            <text:p>08/22/2018</text:p>
          </table:table-cell>
          <table:table-cell table:number-columns-repeated="3"/>
          <table:table-cell office:value-type="currency" office:currency="USD" office:value="1.42" calcext:value-type="currency">
            <text:p>$1.42</text:p>
          </table:table-cell>
          <table:table-cell table:formula="of:=[.F30]+SUM([.C31:.E31])" office:value-type="currency" office:currency="USD" office:value="178493.56" calcext:value-type="currency">
            <text:p>$178,493.5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eptember</text:p>
          </table:table-cell>
          <table:table-cell table:style-name="ce16" table:formula="of:=[.F31]" office:value-type="currency" office:currency="USD" office:value="178493.56" calcext:value-type="currency">
            <text:p>$178,493.56</text:p>
          </table:table-cell>
          <table:table-cell table:style-name="ce16" table:number-columns-repeated="2"/>
          <table:table-cell table:style-name="ce16" table:formula="of:=[.F33]-[.B33]" office:value-type="currency" office:currency="USD" office:value="1.64000000001397" calcext:value-type="currency">
            <text:p>$1.64</text:p>
          </table:table-cell>
          <table:table-cell table:style-name="ce16" table:formula="of:=[.B35]" office:value-type="currency" office:currency="USD" office:value="178495.2" calcext:value-type="currency">
            <text:p>$178,495.20</text:p>
          </table:table-cell>
          <table:table-cell table:style-name="ce1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10-23" calcext:value-type="date">
            <text:p>10/23/2018</text:p>
          </table:table-cell>
          <table:table-cell office:value-type="currency" office:currency="USD" office:value="178495.2" calcext:value-type="currency">
            <text:p>$178,495.20</text:p>
          </table:table-cell>
          <table:table-cell table:number-columns-repeated="2"/>
          <table:table-cell office:value-type="currency" office:currency="USD" office:value="1.35" calcext:value-type="currency">
            <text:p>$1.35</text:p>
          </table:table-cell>
          <table:table-cell table:formula="of:=[.B35]+SUM([.C35:.E35])" office:value-type="currency" office:currency="USD" office:value="178496.55" calcext:value-type="currency">
            <text:p>$178,496.5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11-26" calcext:value-type="date">
            <text:p>11/26/2018</text:p>
          </table:table-cell>
          <table:table-cell office:value-type="currency" office:currency="USD" office:value="178496.55" calcext:value-type="currency">
            <text:p>$178,496.55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37]+SUM([.C37:.E37])" office:value-type="currency" office:currency="USD" office:value="173496.55" calcext:value-type="currency">
            <text:p>$173,496.55</text:p>
          </table:table-cell>
          <table:table-cell table:number-columns-repeated="1018"/>
        </table:table-row>
        <table:table-row table:style-name="ro2">
          <table:table-cell office:value-type="date" office:date-value="2024-11-26" calcext:value-type="date">
            <text:p>11/26/2024</text:p>
          </table:table-cell>
          <table:table-cell table:number-columns-repeated="3"/>
          <table:table-cell office:value-type="currency" office:currency="USD" office:value="1.64" calcext:value-type="currency">
            <text:p>$1.64</text:p>
          </table:table-cell>
          <table:table-cell table:formula="of:=[.F37]+SUM([.C38:.E38])" office:value-type="currency" office:currency="USD" office:value="173498.19" calcext:value-type="currency">
            <text:p>$173,498.1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12-24" calcext:value-type="date">
            <text:p>12/24/2018</text:p>
          </table:table-cell>
          <table:table-cell table:formula="of:=[.F38]" office:value-type="currency" office:currency="USD" office:value="173498.19" calcext:value-type="currency">
            <text:p>$173,498.19</text:p>
          </table:table-cell>
          <table:table-cell table:number-columns-repeated="2"/>
          <table:table-cell office:value-type="currency" office:currency="USD" office:value="1.31" calcext:value-type="currency">
            <text:p>$1.31</text:p>
          </table:table-cell>
          <table:table-cell table:formula="of:=[.B40]+SUM([.C40:.E40])" office:value-type="currency" office:currency="USD" office:value="173499.5" calcext:value-type="currency">
            <text:p>$173,499.50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table:number-columns-repeated="7"/>
          <table:table-cell table:style-name="ce5"/>
          <table:table-cell table:number-columns-repeated="1016"/>
        </table:table-row>
        <table:table-row table:style-name="ro2">
          <table:table-cell table:style-name="ce11"/>
          <table:table-cell table:style-name="ce15" table:number-columns-repeated="2"/>
          <table:table-cell table:style-name="ce15" table:formula="of:=SUM([.D11:.D40])" office:value-type="currency" office:currency="USD" office:value="-30500" calcext:value-type="currency">
            <text:p>-$30,500.00</text:p>
          </table:table-cell>
          <table:table-cell table:style-name="ce15" table:formula="of:=SUM([.E12:.E40])" office:value-type="currency" office:currency="USD" office:value="20.0399999999884" calcext:value-type="currency">
            <text:p>$20.04</text:p>
          </table:table-cell>
          <table:table-cell table:style-name="ce15" table:formula="of:=[.D42]/12" office:value-type="currency" office:currency="USD" office:value="-2541.66666666667" calcext:value-type="currency">
            <text:p>-$2,541.67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1-09" calcext:value-type="date">
            <text:p>01/09/2019</text:p>
          </table:table-cell>
          <table:table-cell table:formula="of:=[.F40]" office:value-type="currency" office:currency="USD" office:value="173499.5" calcext:value-type="currency">
            <text:p>$173,499.50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44]+SUM([.C44:.E44])" office:value-type="currency" office:currency="USD" office:value="168499.5" calcext:value-type="currency">
            <text:p>$168,499.50</text:p>
          </table:table-cell>
          <table:table-cell table:number-columns-repeated="1018"/>
        </table:table-row>
        <table:table-row table:style-name="ro2">
          <table:table-cell office:value-type="date" office:date-value="2019-01-24" calcext:value-type="date">
            <text:p>01/24/2019</text:p>
          </table:table-cell>
          <table:table-cell table:number-columns-repeated="3"/>
          <table:table-cell office:value-type="currency" office:currency="USD" office:value="1.43" calcext:value-type="currency">
            <text:p>$1.43</text:p>
          </table:table-cell>
          <table:table-cell table:formula="of:=[.F44]+SUM([.C45:.E45])" office:value-type="currency" office:currency="USD" office:value="168500.93" calcext:value-type="currency">
            <text:p>$168,500.9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2-22" calcext:value-type="date">
            <text:p>02/22/2019</text:p>
          </table:table-cell>
          <table:table-cell table:formula="of:=[.F45]" office:value-type="currency" office:currency="USD" office:value="168500.93" calcext:value-type="currency">
            <text:p>$168,500.93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47]+SUM([.C47:.E47])" office:value-type="currency" office:currency="USD" office:value="163500.93" calcext:value-type="currency">
            <text:p>$163,500.93</text:p>
          </table:table-cell>
          <table:table-cell table:number-columns-repeated="1018"/>
        </table:table-row>
        <table:table-row table:style-name="ro2">
          <table:table-cell office:value-type="date" office:date-value="2019-02-25" calcext:value-type="date">
            <text:p>02/25/2019</text:p>
          </table:table-cell>
          <table:table-cell table:number-columns-repeated="3"/>
          <table:table-cell office:value-type="currency" office:currency="USD" office:value="1.45" calcext:value-type="currency">
            <text:p>$1.45</text:p>
          </table:table-cell>
          <table:table-cell table:formula="of:=[.F47]+SUM([.C48:.E48])" office:value-type="currency" office:currency="USD" office:value="163502.38" calcext:value-type="currency">
            <text:p>$163,502.3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3-22" calcext:value-type="date">
            <text:p>03/22/2019</text:p>
          </table:table-cell>
          <table:table-cell table:formula="of:=[.F48]" office:value-type="currency" office:currency="USD" office:value="163502.38" calcext:value-type="currency">
            <text:p>$163,502.38</text:p>
          </table:table-cell>
          <table:table-cell table:number-columns-repeated="2"/>
          <table:table-cell office:value-type="currency" office:currency="USD" office:value="1.1" calcext:value-type="currency">
            <text:p>$1.10</text:p>
          </table:table-cell>
          <table:table-cell table:formula="of:=[.B50]+SUM([.C50:.E50])" office:value-type="currency" office:currency="USD" office:value="163503.48" calcext:value-type="currency">
            <text:p>$163,503.4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4-01" calcext:value-type="date">
            <text:p>04/01/2019</text:p>
          </table:table-cell>
          <table:table-cell table:formula="of:=[.F50]" office:value-type="currency" office:currency="USD" office:value="163503.48" calcext:value-type="currency">
            <text:p>$163,503.48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52]+SUM([.C52:.E52])" office:value-type="currency" office:currency="USD" office:value="158503.48" calcext:value-type="currency">
            <text:p>$158,503.48</text:p>
          </table:table-cell>
          <table:table-cell table:number-columns-repeated="1018"/>
        </table:table-row>
        <table:table-row table:style-name="ro2">
          <table:table-cell office:value-type="date" office:date-value="2019-04-01" calcext:value-type="date">
            <text:p>04/01/2019</text:p>
          </table:table-cell>
          <table:table-cell table:number-columns-repeated="2"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F52]+SUM([.C53:.E53])" office:value-type="currency" office:currency="USD" office:value="153503.48" calcext:value-type="currency">
            <text:p>$153,503.48</text:p>
          </table:table-cell>
          <table:table-cell table:number-columns-repeated="1018"/>
        </table:table-row>
        <table:table-row table:style-name="ro2">
          <table:table-cell office:value-type="date" office:date-value="2019-04-22" calcext:value-type="date">
            <text:p>04/22/2019</text:p>
          </table:table-cell>
          <table:table-cell table:number-columns-repeated="3"/>
          <table:table-cell office:value-type="currency" office:currency="USD" office:value="1.31" calcext:value-type="currency">
            <text:p>$1.31</text:p>
          </table:table-cell>
          <table:table-cell table:formula="of:=[.F53]+SUM([.C54:.E54])" office:value-type="currency" office:currency="USD" office:value="153504.79" calcext:value-type="currency">
            <text:p>$153,504.7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5-01" calcext:value-type="date">
            <text:p>05/01/2019</text:p>
          </table:table-cell>
          <table:table-cell table:formula="of:=[.F54]" office:value-type="currency" office:currency="USD" office:value="153504.79" calcext:value-type="currency">
            <text:p>$153,504.79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56]+SUM([.C56:.E56])" office:value-type="currency" office:currency="USD" office:value="148504.79" calcext:value-type="currency">
            <text:p>$148,504.79</text:p>
          </table:table-cell>
          <table:table-cell table:number-columns-repeated="1018"/>
        </table:table-row>
        <table:table-row table:style-name="ro2">
          <table:table-cell office:value-type="date" office:date-value="2019-05-22" calcext:value-type="date">
            <text:p>05/22/2019</text:p>
          </table:table-cell>
          <table:table-cell table:number-columns-repeated="3"/>
          <table:table-cell office:value-type="currency" office:currency="USD" office:value="1.21" calcext:value-type="currency">
            <text:p>$1.21</text:p>
          </table:table-cell>
          <table:table-cell table:formula="of:=[.F56]+SUM([.C57:.E57])" office:value-type="currency" office:currency="USD" office:value="148506" calcext:value-type="currency">
            <text:p>$148,506.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5-31" calcext:value-type="date">
            <text:p>05/31/2019</text:p>
          </table:table-cell>
          <table:table-cell table:formula="of:=[.F57]" office:value-type="currency" office:currency="USD" office:value="148506" calcext:value-type="currency">
            <text:p>$148,506.00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59]+SUM([.C59:.E59])" office:value-type="currency" office:currency="USD" office:value="143506" calcext:value-type="currency">
            <text:p>$143,506.00</text:p>
          </table:table-cell>
          <table:table-cell table:number-columns-repeated="1018"/>
        </table:table-row>
        <table:table-row table:style-name="ro2">
          <table:table-cell office:value-type="date" office:date-value="2019-06-24" calcext:value-type="date">
            <text:p>06/24/2019</text:p>
          </table:table-cell>
          <table:table-cell table:number-columns-repeated="3"/>
          <table:table-cell office:value-type="currency" office:currency="USD" office:value="1.29" calcext:value-type="currency">
            <text:p>$1.29</text:p>
          </table:table-cell>
          <table:table-cell table:formula="of:=[.F59]+SUM([.C60:.E60])" office:value-type="currency" office:currency="USD" office:value="143507.29" calcext:value-type="currency">
            <text:p>$143,507.2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7-01" calcext:value-type="date">
            <text:p>07/01/2019</text:p>
          </table:table-cell>
          <table:table-cell table:formula="of:=[.F60]" office:value-type="currency" office:currency="USD" office:value="143507.29" calcext:value-type="currency">
            <text:p>$143,507.29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62]+SUM([.C62:.E62])" office:value-type="currency" office:currency="USD" office:value="138507.29" calcext:value-type="currency">
            <text:p>$138,507.29</text:p>
          </table:table-cell>
          <table:table-cell table:number-columns-repeated="1018"/>
        </table:table-row>
        <table:table-row table:style-name="ro2">
          <table:table-cell office:value-type="date" office:date-value="2019-07-23" calcext:value-type="date">
            <text:p>07/23/2019</text:p>
          </table:table-cell>
          <table:table-cell table:number-columns-repeated="3"/>
          <table:table-cell office:value-type="currency" office:currency="USD" office:value="1.09" calcext:value-type="currency">
            <text:p>$1.09</text:p>
          </table:table-cell>
          <table:table-cell table:formula="of:=[.F62]+SUM([.C63:.E63])" office:value-type="currency" office:currency="USD" office:value="138508.38" calcext:value-type="currency">
            <text:p>$138,508.3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8-01" calcext:value-type="date">
            <text:p>08/01/2019</text:p>
          </table:table-cell>
          <table:table-cell table:formula="of:=[.F63]" office:value-type="currency" office:currency="USD" office:value="138508.38" calcext:value-type="currency">
            <text:p>$138,508.38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65]+SUM([.C65:.E65])" office:value-type="currency" office:currency="USD" office:value="133508.38" calcext:value-type="currency">
            <text:p>$133,508.38</text:p>
          </table:table-cell>
          <table:table-cell table:number-columns-repeated="1018"/>
        </table:table-row>
        <table:table-row table:style-name="ro2">
          <table:table-cell office:value-type="date" office:date-value="2019-08-22" calcext:value-type="date">
            <text:p>08/22/2019</text:p>
          </table:table-cell>
          <table:table-cell table:number-columns-repeated="3"/>
          <table:table-cell office:value-type="currency" office:currency="USD" office:value="1.09" calcext:value-type="currency">
            <text:p>$1.09</text:p>
          </table:table-cell>
          <table:table-cell table:formula="of:=[.F65]+SUM([.C66:.E66])" office:value-type="currency" office:currency="USD" office:value="133509.47" calcext:value-type="currency">
            <text:p>$133,509.4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8-30" calcext:value-type="date">
            <text:p>08/30/2019</text:p>
          </table:table-cell>
          <table:table-cell table:formula="of:=[.F66]" office:value-type="currency" office:currency="USD" office:value="133509.47" calcext:value-type="currency">
            <text:p>$133,509.47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68]+SUM([.C68:.E68])" office:value-type="currency" office:currency="USD" office:value="128509.47" calcext:value-type="currency">
            <text:p>$128,509.47</text:p>
          </table:table-cell>
          <table:table-cell table:number-columns-repeated="1018"/>
        </table:table-row>
        <table:table-row table:style-name="ro2">
          <table:table-cell office:value-type="date" office:date-value="2019-09-24" calcext:value-type="date">
            <text:p>09/24/2019</text:p>
          </table:table-cell>
          <table:table-cell table:number-columns-repeated="3"/>
          <table:table-cell office:value-type="currency" office:currency="USD" office:value="1.15" calcext:value-type="currency">
            <text:p>$1.15</text:p>
          </table:table-cell>
          <table:table-cell table:formula="of:=[.F68]+SUM([.C69:.E69])" office:value-type="currency" office:currency="USD" office:value="128510.62" calcext:value-type="currency">
            <text:p>$128,510.6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10-01" calcext:value-type="date">
            <text:p>10/01/2019</text:p>
          </table:table-cell>
          <table:table-cell table:formula="of:=[.F69]" office:value-type="currency" office:currency="USD" office:value="128510.62" calcext:value-type="currency">
            <text:p>$128,510.62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71]+SUM([.C71:.E71])" office:value-type="currency" office:currency="USD" office:value="123510.62" calcext:value-type="currency">
            <text:p>$123,510.62</text:p>
          </table:table-cell>
          <table:table-cell table:number-columns-repeated="1018"/>
        </table:table-row>
        <table:table-row table:style-name="ro2">
          <table:table-cell office:value-type="date" office:date-value="2019-10-23" calcext:value-type="date">
            <text:p>10/23/2019</text:p>
          </table:table-cell>
          <table:table-cell table:number-columns-repeated="3"/>
          <table:table-cell office:value-type="currency" office:currency="USD" office:value="0.98" calcext:value-type="currency">
            <text:p>$0.98</text:p>
          </table:table-cell>
          <table:table-cell table:formula="of:=[.F71]+SUM([.C72:.E72])" office:value-type="currency" office:currency="USD" office:value="123511.6" calcext:value-type="currency">
            <text:p>$123,511.6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11-01" calcext:value-type="date">
            <text:p>11/01/2019</text:p>
          </table:table-cell>
          <table:table-cell table:formula="of:=[.F72]" office:value-type="currency" office:currency="USD" office:value="123511.6" calcext:value-type="currency">
            <text:p>$123,511.60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74]+SUM([.C74:.E74])" office:value-type="currency" office:currency="USD" office:value="118511.6" calcext:value-type="currency">
            <text:p>$118,511.60</text:p>
          </table:table-cell>
          <table:table-cell table:number-columns-repeated="1018"/>
        </table:table-row>
        <table:table-row table:style-name="ro2">
          <table:table-cell office:value-type="date" office:date-value="2019-11-25" calcext:value-type="date">
            <text:p>11/25/2019</text:p>
          </table:table-cell>
          <table:table-cell table:number-columns-repeated="3"/>
          <table:table-cell office:value-type="currency" office:currency="USD" office:value="1.07" calcext:value-type="currency">
            <text:p>$1.07</text:p>
          </table:table-cell>
          <table:table-cell table:formula="of:=[.F74]+SUM([.C75:.E75])" office:value-type="currency" office:currency="USD" office:value="118512.67" calcext:value-type="currency">
            <text:p>$118,512.6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11-29" calcext:value-type="date">
            <text:p>11/29/2019</text:p>
          </table:table-cell>
          <table:table-cell table:formula="of:=[.F75]" office:value-type="currency" office:currency="USD" office:value="118512.67" calcext:value-type="currency">
            <text:p>$118,512.67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77]+SUM([.C77:.E77])" office:value-type="currency" office:currency="USD" office:value="113512.67" calcext:value-type="currency">
            <text:p>$113,512.67</text:p>
          </table:table-cell>
          <table:table-cell table:number-columns-repeated="1018"/>
        </table:table-row>
        <table:table-row table:style-name="ro2">
          <table:table-cell office:value-type="date" office:date-value="2019-12-23" calcext:value-type="date">
            <text:p>12/23/2019</text:p>
          </table:table-cell>
          <table:table-cell table:number-columns-repeated="3"/>
          <table:table-cell office:value-type="currency" office:currency="USD" office:value="0.86" calcext:value-type="currency">
            <text:p>$0.86</text:p>
          </table:table-cell>
          <table:table-cell table:formula="of:=[.F77]+SUM([.C78:.E78])" office:value-type="currency" office:currency="USD" office:value="113513.53" calcext:value-type="currency">
            <text:p>$113,513.5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style-name="ce15" table:number-columns-repeated="2"/>
          <table:table-cell table:style-name="ce15" table:formula="of:=SUM([.D44:.D79])" office:value-type="currency" office:currency="USD" office:value="-60000" calcext:value-type="currency">
            <text:p>-$60,000.00</text:p>
          </table:table-cell>
          <table:table-cell table:style-name="ce15" table:formula="of:=SUM([.E44:.E79])" office:value-type="currency" office:currency="USD" office:value="14.03" calcext:value-type="currency">
            <text:p>$14.03</text:p>
          </table:table-cell>
          <table:table-cell table:style-name="ce15" table:formula="of:=[.D80]/12" office:value-type="currency" office:currency="USD" office:value="-5000" calcext:value-type="currency">
            <text:p>-$5,000.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12-31" calcext:value-type="date">
            <text:p>12/31/2019</text:p>
          </table:table-cell>
          <table:table-cell table:formula="of:=[.F78]" office:value-type="currency" office:currency="USD" office:value="113513.53" calcext:value-type="currency">
            <text:p>$113,513.53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82]+SUM([.C82:.E82])" office:value-type="currency" office:currency="USD" office:value="108513.53" calcext:value-type="currency">
            <text:p>$108,513.53</text:p>
          </table:table-cell>
          <table:table-cell table:number-columns-repeated="1018"/>
        </table:table-row>
        <table:table-row table:style-name="ro2">
          <table:table-cell office:value-type="date" office:date-value="2020-01-24" calcext:value-type="date">
            <text:p>01/24/2020</text:p>
          </table:table-cell>
          <table:table-cell table:number-columns-repeated="3"/>
          <table:table-cell office:value-type="currency" office:currency="USD" office:value="0.95" calcext:value-type="currency">
            <text:p>$0.95</text:p>
          </table:table-cell>
          <table:table-cell table:formula="of:=[.F82]+SUM([.C83:.E83])" office:value-type="currency" office:currency="USD" office:value="108514.48" calcext:value-type="currency">
            <text:p>$108,514.4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01-31" calcext:value-type="date">
            <text:p>01/31/2020</text:p>
          </table:table-cell>
          <table:table-cell table:formula="of:=[.F83]" office:value-type="currency" office:currency="USD" office:value="108514.48" calcext:value-type="currency">
            <text:p>$108,514.48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85]+SUM([.C85:.E85])" office:value-type="currency" office:currency="USD" office:value="103514.48" calcext:value-type="currency">
            <text:p>$103,514.48</text:p>
          </table:table-cell>
          <table:table-cell table:number-columns-repeated="1018"/>
        </table:table-row>
        <table:table-row table:style-name="ro2">
          <table:table-cell office:value-type="date" office:date-value="2020-02-25" calcext:value-type="date">
            <text:p>02/25/2020</text:p>
          </table:table-cell>
          <table:table-cell table:number-columns-repeated="3"/>
          <table:table-cell office:value-type="currency" office:currency="USD" office:value="0.9" calcext:value-type="currency">
            <text:p>$0.90</text:p>
          </table:table-cell>
          <table:table-cell table:formula="of:=[.F85]+SUM([.C86:.E86])" office:value-type="currency" office:currency="USD" office:value="103515.38" calcext:value-type="currency">
            <text:p>$103,515.3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02-28" calcext:value-type="date">
            <text:p>02/28/2020</text:p>
          </table:table-cell>
          <table:table-cell table:formula="of:=[.F86]" office:value-type="currency" office:currency="USD" office:value="103515.38" calcext:value-type="currency">
            <text:p>$103,515.38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88]+SUM([.C88:.E88])" office:value-type="currency" office:currency="USD" office:value="98515.38" calcext:value-type="currency">
            <text:p>$98,515.38</text:p>
          </table:table-cell>
          <table:table-cell table:number-columns-repeated="1018"/>
        </table:table-row>
        <table:table-row table:style-name="ro2">
          <table:table-cell office:value-type="date" office:date-value="2020-03-23" calcext:value-type="date">
            <text:p>03/23/2020</text:p>
          </table:table-cell>
          <table:table-cell table:number-columns-repeated="3"/>
          <table:table-cell office:value-type="currency" office:currency="USD" office:value="0.72" calcext:value-type="currency">
            <text:p>$0.72</text:p>
          </table:table-cell>
          <table:table-cell table:formula="of:=[.F88]+SUM([.C89:.E89])" office:value-type="currency" office:currency="USD" office:value="98516.1" calcext:value-type="currency">
            <text:p>$98,516.1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04-01" calcext:value-type="date">
            <text:p>04/01/2020</text:p>
          </table:table-cell>
          <table:table-cell table:formula="of:=[.F89]" office:value-type="currency" office:currency="USD" office:value="98516.1" calcext:value-type="currency">
            <text:p>$98,516.10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91]+SUM([.C91:.E91])" office:value-type="currency" office:currency="USD" office:value="93516.1" calcext:value-type="currency">
            <text:p>$93,516.10</text:p>
          </table:table-cell>
          <table:table-cell table:number-columns-repeated="1018"/>
        </table:table-row>
        <table:table-row table:style-name="ro2">
          <table:table-cell office:value-type="date" office:date-value="2020-04-22" calcext:value-type="date">
            <text:p>04/22/2020</text:p>
          </table:table-cell>
          <table:table-cell table:number-columns-repeated="3"/>
          <table:table-cell office:value-type="currency" office:currency="USD" office:value="0.77" calcext:value-type="currency">
            <text:p>$0.77</text:p>
          </table:table-cell>
          <table:table-cell table:formula="of:=[.F91]+SUM([.C92:.E92])" office:value-type="currency" office:currency="USD" office:value="93516.87" calcext:value-type="currency">
            <text:p>$93,516.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05-01" calcext:value-type="date">
            <text:p>05/01/2020</text:p>
          </table:table-cell>
          <table:table-cell table:formula="of:=[.F92]" office:value-type="currency" office:currency="USD" office:value="93516.87" calcext:value-type="currency">
            <text:p>$93,516.87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94]+SUM([.C94:.E94])" office:value-type="currency" office:currency="USD" office:value="88516.87" calcext:value-type="currency">
            <text:p>$88,516.87</text:p>
          </table:table-cell>
          <table:table-cell table:number-columns-repeated="1018"/>
        </table:table-row>
        <table:table-row table:style-name="ro2">
          <table:table-cell office:value-type="date" office:date-value="2020-05-22" calcext:value-type="date">
            <text:p>05/22/2020</text:p>
          </table:table-cell>
          <table:table-cell table:number-columns-repeated="3"/>
          <table:table-cell office:value-type="currency" office:currency="USD" office:value="0.73" calcext:value-type="currency">
            <text:p>$0.73</text:p>
          </table:table-cell>
          <table:table-cell table:formula="of:=[.F94]+SUM([.C95:.E95])" office:value-type="currency" office:currency="USD" office:value="88517.6" calcext:value-type="currency">
            <text:p>$88,517.6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06-01" calcext:value-type="date">
            <text:p>06/01/2020</text:p>
          </table:table-cell>
          <table:table-cell table:formula="of:=[.F95]" office:value-type="currency" office:currency="USD" office:value="88517.6" calcext:value-type="currency">
            <text:p>$88,517.60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97]+SUM([.C97:.E97])" office:value-type="currency" office:currency="USD" office:value="83517.6" calcext:value-type="currency">
            <text:p>$83,517.60</text:p>
          </table:table-cell>
          <table:table-cell table:number-columns-repeated="1018"/>
        </table:table-row>
        <table:table-row table:style-name="ro2">
          <table:table-cell office:value-type="date" office:date-value="2020-06-22" calcext:value-type="date">
            <text:p>06/22/2020</text:p>
          </table:table-cell>
          <table:table-cell table:number-columns-repeated="3"/>
          <table:table-cell office:value-type="currency" office:currency="USD" office:value="0.71" calcext:value-type="currency">
            <text:p>$0.71</text:p>
          </table:table-cell>
          <table:table-cell table:formula="of:=[.F97]+SUM([.C98:.E98])" office:value-type="currency" office:currency="USD" office:value="83518.31" calcext:value-type="currency">
            <text:p>$83,518.3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07-01" calcext:value-type="date">
            <text:p>07/01/2020</text:p>
          </table:table-cell>
          <table:table-cell table:formula="of:=[.F98]" office:value-type="currency" office:currency="USD" office:value="83518.31" calcext:value-type="currency">
            <text:p>$83,518.31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00]+SUM([.C100:.E100])" office:value-type="currency" office:currency="USD" office:value="78518.31" calcext:value-type="currency">
            <text:p>$78,518.31</text:p>
          </table:table-cell>
          <table:table-cell table:number-columns-repeated="1018"/>
        </table:table-row>
        <table:table-row table:style-name="ro2">
          <table:table-cell office:value-type="date" office:date-value="2020-07-22" calcext:value-type="date">
            <text:p>07/22/2020</text:p>
          </table:table-cell>
          <table:table-cell table:number-columns-repeated="3"/>
          <table:table-cell office:value-type="currency" office:currency="USD" office:value="0.65" calcext:value-type="currency">
            <text:p>$0.65</text:p>
          </table:table-cell>
          <table:table-cell table:formula="of:=[.F100]+SUM([.C101:.E101])" office:value-type="currency" office:currency="USD" office:value="78518.96" calcext:value-type="currency">
            <text:p>$78,518.9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07-31" calcext:value-type="date">
            <text:p>07/31/2020</text:p>
          </table:table-cell>
          <table:table-cell table:formula="of:=[.F101]" office:value-type="currency" office:currency="USD" office:value="78518.96" calcext:value-type="currency">
            <text:p>$78,518.96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03]+SUM([.C103:.E103])" office:value-type="currency" office:currency="USD" office:value="73518.96" calcext:value-type="currency">
            <text:p>$73,518.96</text:p>
          </table:table-cell>
          <table:table-cell table:number-columns-repeated="1018"/>
        </table:table-row>
        <table:table-row table:style-name="ro2">
          <table:table-cell office:value-type="date" office:date-value="2020-08-24" calcext:value-type="date">
            <text:p>08/24/2020</text:p>
          </table:table-cell>
          <table:table-cell table:number-columns-repeated="3"/>
          <table:table-cell office:value-type="currency" office:currency="USD" office:value="0.67" calcext:value-type="currency">
            <text:p>$0.67</text:p>
          </table:table-cell>
          <table:table-cell table:formula="of:=[.F103]+SUM([.C104:.E104])" office:value-type="currency" office:currency="USD" office:value="73519.63" calcext:value-type="currency">
            <text:p>$73,519.6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09-01" calcext:value-type="date">
            <text:p>09/01/2020</text:p>
          </table:table-cell>
          <table:table-cell table:formula="of:=[.F104]" office:value-type="currency" office:currency="USD" office:value="73519.63" calcext:value-type="currency">
            <text:p>$73,519.63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06]+SUM([.C106:.E106])" office:value-type="currency" office:currency="USD" office:value="68519.63" calcext:value-type="currency">
            <text:p>$68,519.63</text:p>
          </table:table-cell>
          <table:table-cell table:number-columns-repeated="1018"/>
        </table:table-row>
        <table:table-row table:style-name="ro2">
          <table:table-cell office:value-type="date" office:date-value="2020-09-23" calcext:value-type="date">
            <text:p>09/23/2020</text:p>
          </table:table-cell>
          <table:table-cell table:number-columns-repeated="3"/>
          <table:table-cell office:value-type="currency" office:currency="USD" office:value="0.56" calcext:value-type="currency">
            <text:p>$0.56</text:p>
          </table:table-cell>
          <table:table-cell table:formula="of:=[.F106]+SUM([.C107:.E107])" office:value-type="currency" office:currency="USD" office:value="68520.19" calcext:value-type="currency">
            <text:p>$68,520.1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10-01" calcext:value-type="date">
            <text:p>10/01/2020</text:p>
          </table:table-cell>
          <table:table-cell table:formula="of:=[.F107]" office:value-type="currency" office:currency="USD" office:value="68520.19" calcext:value-type="currency">
            <text:p>$68,520.19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09]+SUM([.C109:.E109])" office:value-type="currency" office:currency="USD" office:value="63520.19" calcext:value-type="currency">
            <text:p>$63,520.19</text:p>
          </table:table-cell>
          <table:table-cell table:number-columns-repeated="1018"/>
        </table:table-row>
        <table:table-row table:style-name="ro2">
          <table:table-cell office:value-type="date" office:date-value="2020-10-13" calcext:value-type="date">
            <text:p>10/13/2020</text:p>
          </table:table-cell>
          <table:table-cell table:number-columns-repeated="3"/>
          <table:table-cell office:value-type="currency" office:currency="USD" office:value="0.52" calcext:value-type="currency">
            <text:p>$0.52</text:p>
          </table:table-cell>
          <table:table-cell table:formula="of:=[.F109]+SUM([.C110:.E110])" office:value-type="currency" office:currency="USD" office:value="63520.71" calcext:value-type="currency">
            <text:p>$63,520.7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10-30" calcext:value-type="date">
            <text:p>10/30/2020</text:p>
          </table:table-cell>
          <table:table-cell table:formula="of:=[.F110]" office:value-type="currency" office:currency="USD" office:value="63520.71" calcext:value-type="currency">
            <text:p>$63,520.71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12]+SUM([.C112:.E112])" office:value-type="currency" office:currency="USD" office:value="58520.71" calcext:value-type="currency">
            <text:p>$58,520.71</text:p>
          </table:table-cell>
          <table:table-cell table:number-columns-repeated="1018"/>
        </table:table-row>
        <table:table-row table:style-name="ro2">
          <table:table-cell office:value-type="date" office:date-value="2020-11-24" calcext:value-type="date">
            <text:p>11/24/2020</text:p>
          </table:table-cell>
          <table:table-cell table:number-columns-repeated="3"/>
          <table:table-cell office:value-type="currency" office:currency="USD" office:value="0.51" calcext:value-type="currency">
            <text:p>$0.51</text:p>
          </table:table-cell>
          <table:table-cell table:formula="of:=[.F112]+SUM([.C113:.E113])" office:value-type="currency" office:currency="USD" office:value="58521.22" calcext:value-type="currency">
            <text:p>$58,521.2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12-01" calcext:value-type="date">
            <text:p>12/01/2020</text:p>
          </table:table-cell>
          <table:table-cell table:formula="of:=[.F113]" office:value-type="currency" office:currency="USD" office:value="58521.22" calcext:value-type="currency">
            <text:p>$58,521.22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15]+SUM([.C115:.E115])" office:value-type="currency" office:currency="USD" office:value="53521.22" calcext:value-type="currency">
            <text:p>$53,521.22</text:p>
          </table:table-cell>
          <table:table-cell table:number-columns-repeated="1018"/>
        </table:table-row>
        <table:table-row table:style-name="ro2">
          <table:table-cell office:value-type="date" office:date-value="2020-12-22" calcext:value-type="date">
            <text:p>12/22/2020</text:p>
          </table:table-cell>
          <table:table-cell table:number-columns-repeated="3"/>
          <table:table-cell office:value-type="currency" office:currency="USD" office:value="0.41" calcext:value-type="currency">
            <text:p>$0.41</text:p>
          </table:table-cell>
          <table:table-cell table:formula="of:=[.F115]+SUM([.C116:.E116])" office:value-type="currency" office:currency="USD" office:value="53521.63" calcext:value-type="currency">
            <text:p>$53,521.6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style-name="ce15" table:number-columns-repeated="2"/>
          <table:table-cell table:style-name="ce15" table:formula="of:=SUM([.D82:.D115])" office:value-type="currency" office:currency="USD" office:value="-60000" calcext:value-type="currency">
            <text:p>-$60,000.00</text:p>
          </table:table-cell>
          <table:table-cell table:style-name="ce15" table:formula="of:=SUM([.E82:.E116])" office:value-type="currency" office:currency="USD" office:value="8.1" calcext:value-type="currency">
            <text:p>$8.10</text:p>
          </table:table-cell>
          <table:table-cell table:style-name="ce15" table:formula="of:=[.D118]/12" office:value-type="currency" office:currency="USD" office:value="-5000" calcext:value-type="currency">
            <text:p>-$5,000.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0-12-31" calcext:value-type="date">
            <text:p>12/31/2020</text:p>
          </table:table-cell>
          <table:table-cell table:formula="of:=[.F116]" office:value-type="currency" office:currency="USD" office:value="53521.63" calcext:value-type="currency">
            <text:p>$53,521.63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20]+SUM([.C120:.E120])" office:value-type="currency" office:currency="USD" office:value="48521.63" calcext:value-type="currency">
            <text:p>$48,521.63</text:p>
          </table:table-cell>
          <table:table-cell table:number-columns-repeated="1018"/>
        </table:table-row>
        <table:table-row table:style-name="ro2">
          <table:table-cell office:value-type="date" office:date-value="2021-01-25" calcext:value-type="date">
            <text:p>01/25/2021</text:p>
          </table:table-cell>
          <table:table-cell table:number-columns-repeated="3"/>
          <table:table-cell office:value-type="currency" office:currency="USD" office:value="0.47" calcext:value-type="currency">
            <text:p>$0.47</text:p>
          </table:table-cell>
          <table:table-cell table:formula="of:=[.F120]+SUM([.C121:.E121])" office:value-type="currency" office:currency="USD" office:value="48522.1" calcext:value-type="currency">
            <text:p>$48,522.1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1-02-01" calcext:value-type="date">
            <text:p>02/01/2021</text:p>
          </table:table-cell>
          <table:table-cell table:formula="of:=[.F121]" office:value-type="currency" office:currency="USD" office:value="48522.1" calcext:value-type="currency">
            <text:p>$48,522.10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23]+SUM([.C123:.E123])" office:value-type="currency" office:currency="USD" office:value="43522.1" calcext:value-type="currency">
            <text:p>$43,522.10</text:p>
          </table:table-cell>
          <table:table-cell table:number-columns-repeated="1018"/>
        </table:table-row>
        <table:table-row table:style-name="ro2">
          <table:table-cell office:value-type="date" office:date-value="2021-02-23" calcext:value-type="date">
            <text:p>02/23/2021</text:p>
          </table:table-cell>
          <table:table-cell table:number-columns-repeated="3"/>
          <table:table-cell office:value-type="currency" office:currency="USD" office:value="0.34" calcext:value-type="currency">
            <text:p>$0.34</text:p>
          </table:table-cell>
          <table:table-cell table:formula="of:=[.F123]+SUM([.C124:.E124])" office:value-type="currency" office:currency="USD" office:value="43522.44" calcext:value-type="currency">
            <text:p>$43,522.4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1-03-01" calcext:value-type="date">
            <text:p>03/01/2021</text:p>
          </table:table-cell>
          <table:table-cell table:formula="of:=[.F124]" office:value-type="currency" office:currency="USD" office:value="43522.44" calcext:value-type="currency">
            <text:p>$43,522.44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26]+SUM([.C126:.E126])" office:value-type="currency" office:currency="USD" office:value="38522.44" calcext:value-type="currency">
            <text:p>$38,522.44</text:p>
          </table:table-cell>
          <table:table-cell table:number-columns-repeated="1018"/>
        </table:table-row>
        <table:table-row table:style-name="ro2">
          <table:table-cell office:value-type="date" office:date-value="2024-03-22" calcext:value-type="date">
            <text:p>03/22/2024</text:p>
          </table:table-cell>
          <table:table-cell table:number-columns-repeated="3"/>
          <table:table-cell office:value-type="currency" office:currency="USD" office:value="0.29" calcext:value-type="currency">
            <text:p>$0.29</text:p>
          </table:table-cell>
          <table:table-cell table:formula="of:=[.F126]+SUM([.C127:.E127])" office:value-type="currency" office:currency="USD" office:value="38522.73" calcext:value-type="currency">
            <text:p>$38,522.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1-03-26" calcext:value-type="date">
            <text:p>03/26/2021</text:p>
          </table:table-cell>
          <table:table-cell table:formula="of:=[.F127]" office:value-type="currency" office:currency="USD" office:value="38522.73" calcext:value-type="currency">
            <text:p>$38,522.73</text:p>
          </table:table-cell>
          <table:table-cell office:value-type="currency" office:currency="USD" office:value="180000" calcext:value-type="currency">
            <text:p>$180,000.00</text:p>
          </table:table-cell>
          <table:table-cell table:number-columns-repeated="2"/>
          <table:table-cell table:formula="of:=[.B129]+SUM([.C129:.E129])" office:value-type="currency" office:currency="USD" office:value="218522.73" calcext:value-type="currency">
            <text:p>$218,522.73</text:p>
          </table:table-cell>
          <table:table-cell table:number-columns-repeated="1018"/>
        </table:table-row>
        <table:table-row table:style-name="ro2">
          <table:table-cell office:value-type="date" office:date-value="2021-04-01" calcext:value-type="date">
            <text:p>04/01/2021</text:p>
          </table:table-cell>
          <table:table-cell table:number-columns-repeated="2"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F129]+SUM([.C130:.E130])" office:value-type="currency" office:currency="USD" office:value="213522.73" calcext:value-type="currency">
            <text:p>$213,522.73</text:p>
          </table:table-cell>
          <table:table-cell table:number-columns-repeated="1018"/>
        </table:table-row>
        <table:table-row table:style-name="ro2">
          <table:table-cell office:value-type="date" office:date-value="2021-04-22" calcext:value-type="date">
            <text:p>04/22/2021</text:p>
          </table:table-cell>
          <table:table-cell table:number-columns-repeated="3"/>
          <table:table-cell office:value-type="currency" office:currency="USD" office:value="1.65" calcext:value-type="currency">
            <text:p>$1.65</text:p>
          </table:table-cell>
          <table:table-cell table:formula="of:=[.F130]+SUM([.C131:.E131])" office:value-type="currency" office:currency="USD" office:value="213524.38" calcext:value-type="currency">
            <text:p>$213,524.38</text:p>
          </table:table-cell>
          <table:table-cell table:number-columns-repeated="1018"/>
        </table:table-row>
        <table:table-row table:style-name="ro2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3:05:43.1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reg Leonhardt</meta:initial-creator>
    <meta:creation-date>2024-04-11T11:52:24.47</meta:creation-date>
    <dc:date>2024-04-11T19:34:27.669000000</dc:date>
    <meta:editing-duration>PT2H41M36S</meta:editing-duration>
    <meta:editing-cycles>6</meta:editing-cycles>
    <meta:generator>LibreOffice/7.2.2.2$Windows_X86_64 LibreOffice_project/02b2acce88a210515b4a5bb2e46cbfb63fe97d56</meta:generator>
    <meta:document-statistic meta:table-count="3" meta:cell-count="300" meta:object-count="0"/>
  </office:meta>
</office:document-meta>
</file>